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776bd" officeooo:paragraph-rsid="001776bd" style:font-size-asian="26pt" style:language-asian="zh" style:country-asian="CN" style:font-weight-asian="bold" style:font-size-complex="26pt" style:font-weight-complex="bold"/>
    </style:style>
    <style:style style:name="P2" style:family="paragraph" style:parent-style-name="Standard">
      <style:text-properties fo:font-size="26pt" fo:font-weight="bold" officeooo:rsid="0019c0bb" officeooo:paragraph-rsid="0019c0bb" style:font-size-asian="26pt" style:language-asian="zh" style:country-asian="CN" style:font-weight-asian="bold" style:font-size-complex="26pt" style:font-weight-complex="bold"/>
    </style:style>
    <style:style style:name="P3" style:family="paragraph" style:parent-style-name="Standard">
      <style:text-properties fo:font-size="17.1000003814697pt" fo:font-weight="normal" officeooo:rsid="0018cb61" officeooo:paragraph-rsid="0018cb61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Standard">
      <style:text-properties fo:font-size="17.1000003814697pt" fo:font-weight="normal" officeooo:rsid="0019c0bb" officeooo:paragraph-rsid="0019c0bb" style:font-size-asian="15pt" style:language-asian="zh" style:country-asian="CN" style:font-weight-asian="normal" style:font-size-complex="17.1000003814697pt" style:font-weight-complex="normal"/>
    </style:style>
    <style:style style:name="P5" style:family="paragraph" style:parent-style-name="Standard">
      <style:text-properties fo:font-size="17.1000003814697pt" fo:font-weight="normal" officeooo:rsid="001b303a" officeooo:paragraph-rsid="001b303a" style:font-size-asian="15pt" style:language-asian="zh" style:country-asian="CN" style:font-weight-asian="normal" style:font-size-complex="17.1000003814697pt" style:font-weight-complex="normal"/>
    </style:style>
    <style:style style:name="P6" style:family="paragraph" style:parent-style-name="Standard">
      <style:text-properties fo:color="#ff0000" fo:font-size="17.1000003814697pt" fo:font-weight="bold" officeooo:rsid="001b303a" officeooo:paragraph-rsid="001b303a" style:font-size-asian="15pt" style:language-asian="zh" style:country-asian="CN" style:font-weight-asian="bold" style:font-size-complex="17.1000003814697pt" style:font-weight-complex="bold"/>
    </style:style>
    <style:style style:name="P7" style:family="paragraph" style:parent-style-name="Standard">
      <style:text-properties fo:font-size="17.1000003814697pt" fo:font-weight="normal" officeooo:rsid="001b303a" officeooo:paragraph-rsid="001b303a" style:font-size-asian="15pt" style:language-asian="zh" style:country-asian="CN" style:font-weight-asian="normal" style:font-size-complex="17.1000003814697pt" style:font-weight-complex="normal"/>
    </style:style>
    <style:style style:name="P8" style:family="paragraph" style:parent-style-name="Standard">
      <style:text-properties fo:font-size="17.1000003814697pt" fo:font-weight="normal" officeooo:rsid="001c67e2" officeooo:paragraph-rsid="001c67e2" style:font-size-asian="15pt" style:language-asian="zh" style:country-asian="CN" style:font-weight-asian="normal" style:font-size-complex="17.1000003814697pt" style:font-weight-complex="normal"/>
    </style:style>
    <style:style style:name="P9" style:family="paragraph" style:parent-style-name="Standard">
      <style:text-properties fo:font-size="26pt" fo:font-weight="bold" officeooo:rsid="001c5941" officeooo:paragraph-rsid="001c5941" style:font-size-asian="26pt" style:language-asian="zh" style:country-asian="CN" style:font-weight-asian="bold" style:font-size-complex="26pt" style:font-weight-complex="bold"/>
    </style:style>
    <style:style style:name="P10" style:family="paragraph" style:parent-style-name="Standard">
      <style:text-properties fo:font-size="26pt" fo:font-weight="bold" officeooo:rsid="001c67e2" officeooo:paragraph-rsid="001c67e2" style:font-size-asian="26pt" style:language-asian="zh" style:country-asian="CN" style:font-weight-asian="bold" style:font-size-complex="26pt" style:font-weight-complex="bold"/>
    </style:style>
    <style:style style:name="P11" style:family="paragraph" style:parent-style-name="Standard">
      <style:text-properties fo:font-size="18.25pt" fo:font-weight="normal" officeooo:rsid="001c5941" officeooo:paragraph-rsid="001c5941" style:font-size-asian="16pt" style:language-asian="zh" style:country-asian="CN" style:font-weight-asian="normal" style:font-size-complex="18.25pt" style:font-weight-complex="normal"/>
    </style:style>
    <style:style style:name="P12" style:family="paragraph" style:parent-style-name="Standard">
      <style:text-properties fo:font-size="18.25pt" fo:font-weight="normal" officeooo:rsid="001d25f7" officeooo:paragraph-rsid="001d25f7" style:font-size-asian="16pt" style:language-asian="zh" style:country-asian="CN" style:font-weight-asian="normal" style:font-size-complex="18.25pt" style:font-weight-complex="normal"/>
    </style:style>
    <style:style style:name="P13" style:family="paragraph" style:parent-style-name="Standard">
      <style:text-properties fo:font-size="18.25pt" fo:font-weight="normal" officeooo:rsid="001e99de" officeooo:paragraph-rsid="001e99de" style:font-size-asian="16pt" style:language-asian="zh" style:country-asian="CN" style:font-weight-asian="normal" style:font-size-complex="18.25pt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绝对布局</text:p>
      <text:p text:style-name="P3">public Buju(){</text:p>
      <text:p text:style-name="P3"><text:s text:c="4"/><text:tab/> <text:span text:style-name="T2"><text:s/></text:span><text:span text:style-name="T1">//绝对布局中的组建大小是固定的，不会随着窗体的大小二改变</text:span></text:p>
      <text:p text:style-name="P3"><text:s text:c="4"/><text:tab/> <text:s/>setBounds(710, 290, 500, 500);</text:p>
      <text:p text:style-name="P3"><text:s text:c="4"/><text:tab/> <text:s/>setDefaultCloseOperation(EXIT_ON_CLOSE);</text:p>
      <text:p text:style-name="P3"><text:s text:c="4"/><text:tab/> <text:s/>Container c=getContentPane();</text:p>
      <text:p text:style-name="P3"><text:s text:c="4"/><text:tab/> <text:s/>c.setLayout(null);//将容器的布局设为绝对布局</text:p>
      <text:p text:style-name="P3"><text:s text:c="4"/><text:tab/> <text:s/>JButton b1=new JButton("按钮1"),b2=new JButton("按钮2");//创建两个按钮</text:p>
      <text:p text:style-name="P3"><text:s text:c="4"/><text:tab/> <text:s/>b1.setBounds(225, 225, 80, 30);//设置按钮在容器中的位置和大小</text:p>
      <text:p text:style-name="P3"><text:s text:c="4"/><text:tab/> <text:s/>b2.setBounds(210, 210, 80, 30);</text:p>
      <text:p text:style-name="P3"><text:s text:c="4"/><text:tab/> <text:s/>c.add(b1);</text:p>
      <text:p text:style-name="P3"><text:s text:c="4"/><text:tab/> <text:s/>c.add(b2);</text:p>
      <text:p text:style-name="P3"><text:s text:c="4"/><text:tab/> <text:s/>setVisible(true);</text:p>
      <text:p text:style-name="P3"><text:s text:c="6"/>}</text:p>
      <text:p text:style-name="P3"><text:tab/> public static void main(String[] args){</text:p>
      <text:p text:style-name="P3"><text:tab/><text:tab/> new Buju();</text:p>
      <text:p text:style-name="P3"><text:tab/> }</text:p>
      <text:p text:style-name="P2">流布局(FlowLayout)</text:p>
      <text:p text:style-name="P4">从左到右排列，默认居中对齐</text:p>
      <text:p text:style-name="P5">public Buju2(){</text:p>
      <text:p text:style-name="P5"><text:s text:c="4"/><text:tab/> setBounds(710, 290, 500, 500);</text:p>
      <text:p text:style-name="P5"><text:s text:c="4"/><text:tab/> setDefaultCloseOperation(EXIT_ON_CLOSE);</text:p>
      <text:p text:style-name="P5"><text:s text:c="4"/><text:tab/> Container c=getContentPane();</text:p>
      <text:p text:style-name="P5"><text:s text:c="4"/><text:tab/><text:span text:style-name="T1"> //FlowLayout.LEFT组件为左对齐排列,后面加入两个参数可以设置每个组件的距离大小</text:span></text:p>
      <text:p text:style-name="P6"><text:s text:c="4"/><text:tab/> //FlowLayout.RIGHT组件为右对齐排列,默认为居中对齐</text:p>
      <text:p text:style-name="P5"><text:s text:c="4"/><text:tab/> c.setLayout(new FlowLayout(FlowLayout.RIGHT,20,20));//个容器设置流布局</text:p>
      <text:p text:style-name="P5"><text:s text:c="4"/><text:tab/> for(int i=0;i&lt;10;i++){</text:p>
      <text:p text:style-name="P5"><text:s text:c="4"/><text:tab/> //JButton b1=new JButton("按钮1"),b2=new JButton("按钮2");</text:p>
      <text:p text:style-name="P5"><text:s text:c="4"/><text:tab/><text:tab/> c.add(new JButton("按钮"+i));//循环添加按钮组件</text:p>
      <text:p text:style-name="P5"><text:s text:c="4"/><text:tab/> }</text:p>
      <text:p text:style-name="P5"><text:s text:c="4"/><text:tab/> setVisible(true);</text:p>
      <text:p text:style-name="P5"><text:s text:c="5"/>}</text:p>
      <text:p text:style-name="P5"><text:soft-page-break/><text:tab/> </text:p>
      <text:p text:style-name="P5"><text:s/>public static void main(String[] args){</text:p>
      <text:p text:style-name="P5"><text:tab/> <text:s text:c="2"/>new Buju2();</text:p>
      <text:p text:style-name="P5"><text:s/>}</text:p>
      <text:p text:style-name="P5">}</text:p>
      <text:p text:style-name="P9">BorderLayout边界布局</text:p>
      <text:p text:style-name="P11">1,添加组件时，需要指定区域，否则默认添加到CENTER区（中间）</text:p>
      <text:p text:style-name="P8">public class Buju3 extends JFrame {</text:p>
      <text:p text:style-name="P8"><text:s text:c="10"/>public Buju3(){</text:p>
      <text:p text:style-name="P8"><text:s text:c="8"/><text:tab/> <text:s/>setBounds(300, 300, 300, 300);</text:p>
      <text:p text:style-name="P8"><text:s text:c="8"/><text:tab/> <text:s/>setDefaultCloseOperation(EXIT_ON_CLOSE);</text:p>
      <text:p text:style-name="P8"><text:s text:c="8"/><text:tab/> <text:s/>Container c=getContentPane();</text:p>
      <text:p text:style-name="P8"><text:s text:c="8"/><text:tab/> <text:s/>c.setLayout(new BorderLayout());//设置容器为边界布局</text:p>
      <text:p text:style-name="P8"><text:s text:c="8"/><text:tab/> <text:s/>JButton b1=new JButton("中"),</text:p>
      <text:p text:style-name="P8"><text:s text:c="8"/><text:tab/><text:tab/><text:tab/> <text:s/>b2=new JButton("东"),</text:p>
      <text:p text:style-name="P8"><text:s text:c="8"/><text:tab/><text:tab/><text:tab/> b3=new JButton("西"),</text:p>
      <text:p text:style-name="P8"><text:s text:c="8"/><text:tab/><text:tab/><text:tab/> b4=new JButton("南"),</text:p>
      <text:p text:style-name="P8"><text:s text:c="8"/><text:tab/><text:tab/><text:tab/> b5=new JButton("北");</text:p>
      <text:p text:style-name="P8"><text:s text:c="8"/><text:tab/> <text:s/>c.add(b1, BorderLayout.CENTER);//在容器中中部添加按钮</text:p>
      <text:p text:style-name="P8"><text:s text:c="8"/><text:tab/> <text:s/>c.add(b2, BorderLayout.EAST);//在容器中东部添加按钮</text:p>
      <text:p text:style-name="P8"><text:s text:c="8"/><text:tab/> <text:s/>c.add(b3, BorderLayout.WEST);//在容器中西部添加按钮</text:p>
      <text:p text:style-name="P8"><text:s text:c="8"/><text:tab/> <text:s/>c.add(b4, BorderLayout.SOUTH);//在容器中南部添加按钮</text:p>
      <text:p text:style-name="P8"><text:s text:c="8"/><text:tab/> <text:s/>c.add(b5, BorderLayout.NORTH);//在容器中北部添加按钮</text:p>
      <text:p text:style-name="P8"><text:s text:c="8"/><text:tab/> <text:s/>setVisible(true);</text:p>
      <text:p text:style-name="P8"><text:s text:c="10"/>}</text:p>
      <text:p text:style-name="P8"><text:tab/> <text:s/>public static void main(String[] args){</text:p>
      <text:p text:style-name="P8"><text:tab/><text:tab/> <text:s/>new Buju3();</text:p>
      <text:p text:style-name="P8"><text:tab/> <text:s/>}</text:p>
      <text:p text:style-name="P8">}</text:p>
      <text:p text:style-name="P10">网格布局GridLayout</text:p>
      <text:p text:style-name="P12">new GridLayout(int 列，int 行);</text:p>
      <text:p text:style-name="P12">new GridLayout(int 列，int 行， int 水平间距 ，int 垂直间距)</text:p>
      <text:p text:style-name="P13">public class Buju4 extends JFrame{</text:p>
      <text:p text:style-name="P13"><text:s text:c="5"/>public Buju4(){</text:p>
      <text:p text:style-name="P13"><text:soft-page-break/><text:s text:c="4"/><text:tab/><text:span text:style-name="T1"> //网格布局组件随着窗体的大小的改变而改变,布局会自动优化</text:span></text:p>
      <text:p text:style-name="P13"><text:s text:c="4"/><text:tab/> setBounds(200, 300, 400, 400);</text:p>
      <text:p text:style-name="P13"><text:s text:c="4"/><text:tab/> setDefaultCloseOperation(EXIT_ON_CLOSE);</text:p>
      <text:p text:style-name="P13"><text:s text:c="4"/><text:tab/> Container c=getContentPane();</text:p>
      <text:p text:style-name="P13"><text:s text:c="4"/><text:tab/> c.setLayout(new GridLayout(4, 4,5,5));//设置容器为网格布局,水平间距单位为像素</text:p>
      <text:p text:style-name="P13"><text:s text:c="4"/><text:tab/> for(int i=0;i&lt;17;i++){</text:p>
      <text:p text:style-name="P13"><text:s text:c="4"/><text:tab/><text:tab/> c.add(new JButton("按钮"+i));</text:p>
      <text:p text:style-name="P13"><text:s text:c="4"/><text:tab/> }</text:p>
      <text:p text:style-name="P13"><text:s text:c="4"/><text:tab/> </text:p>
      <text:p text:style-name="P13"><text:s text:c="4"/><text:tab/> setVisible(true);</text:p>
      <text:p text:style-name="P13"><text:s text:c="5"/>}</text:p>
      <text:p text:style-name="P13"><text:s text:c="5"/>public static void main(String[] args){</text:p>
      <text:p text:style-name="P13"><text:s text:c="4"/><text:tab/> new Buju4();</text:p>
      <text:p text:style-name="P13"><text:s text:c="5"/>}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59S</meta:editing-duration>
    <meta:editing-cycles>6</meta:editing-cycles>
    <meta:generator>LibreOffice/5.3.0.3$Windows_X86_64 LibreOffice_project/7074905676c47b82bbcfbea1aeefc84afe1c50e1</meta:generator>
    <dc:date>2017-12-23T15:50:17.056000000</dc:date>
    <meta:document-statistic meta:table-count="0" meta:image-count="0" meta:object-count="0" meta:page-count="3" meta:paragraph-count="81" meta:word-count="489" meta:character-count="2407" meta:non-whitespace-character-count="1860"/>
    <meta:user-defined meta:name="Info 1"/>
    <meta:user-defined meta:name="Info 2"/>
    <meta:user-defined meta:name="Info 3"/>
    <meta:user-defined meta:name="Info 4"/>
  </office:meta>
</office:document-meta>
</file>